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CA00000109000000F874E944167E445042.svg" manifest:media-type="image/svg+xml"/>
  <manifest:file-entry manifest:full-path="Pictures/100095DA00001974000002DFEE4E96579F97ED65.svg" manifest:media-type="image/svg+xml"/>
  <manifest:file-entry manifest:full-path="Pictures/1000000100000099000000106BF0562DEE36C396.png" manifest:media-type="image/png"/>
  <manifest:file-entry manifest:full-path="Pictures/1000498E00000EC6000001A51973709F1CD5550B.svg" manifest:media-type="image/svg+xml"/>
  <manifest:file-entry manifest:full-path="Pictures/100000010000003D00000011AA1A57F26270ADEB.png" manifest:media-type="image/png"/>
  <manifest:file-entry manifest:full-path="Pictures/100099C1000015520000025BA34A70799A55A79B.svg" manifest:media-type="image/svg+xml"/>
  <manifest:file-entry manifest:full-path="Pictures/1000498D00000FDB000001A59778CA4C4E056817.svg" manifest:media-type="image/svg+xml"/>
  <manifest:file-entry manifest:full-path="Pictures/100000010000008F000000100823B2E935B4D004.png" manifest:media-type="image/png"/>
  <manifest:file-entry manifest:full-path="Pictures/10001BD000000643000001BFD99D21B54D408087.svg" manifest:media-type="image/svg+xml"/>
  <manifest:file-entry manifest:full-path="Pictures/10000001000000CE00000017E074B479AB68F10C.png" manifest:media-type="image/png"/>
  <manifest:file-entry manifest:full-path="Pictures/10003A1E00000B35000001D33161F58D0A34F446.svg" manifest:media-type="image/svg+xml"/>
  <manifest:file-entry manifest:full-path="Pictures/10005EBA00001130000001EBE9A7B923191F26E3.svg" manifest:media-type="image/svg+xml"/>
  <manifest:file-entry manifest:full-path="Pictures/10005B1300000ED5000001BF0B5C3AE968DFA784.svg" manifest:media-type="image/svg+xml"/>
  <manifest:file-entry manifest:full-path="Pictures/100000010000006C00000012321C562A7F39B1BD.png" manifest:media-type="image/png"/>
  <manifest:file-entry manifest:full-path="Pictures/1000099500000149000000F2E7989F7E06267F61.svg" manifest:media-type="image/svg+xml"/>
  <manifest:file-entry manifest:full-path="Pictures/100000010000000A00000009861C0A285E410B98.png" manifest:media-type="image/png"/>
  <manifest:file-entry manifest:full-path="Pictures/100000010000009000000011B1E965273A40A204.png" manifest:media-type="image/png"/>
  <manifest:file-entry manifest:full-path="Pictures/100000010000000C00000009C92537EE0FB28B7E.png" manifest:media-type="image/png"/>
  <manifest:file-entry manifest:full-path="Pictures/10000001000000F60000001C53C9D56F54744F34.png" manifest:media-type="image/png"/>
  <manifest:file-entry manifest:full-path="Pictures/1000455B00000B3B00000220E2EFEE1745AEF170.svg" manifest:media-type="image/svg+xml"/>
  <manifest:file-entry manifest:full-path="Pictures/100000010000006D00000015CA96237F6484431D.png" manifest:media-type="image/png"/>
  <manifest:file-entry manifest:full-path="Pictures/10000001000000A6000000138E084E1AC123FAAE.png" manifest:media-type="image/png"/>
  <manifest:file-entry manifest:full-path="Pictures/100000010000002B0000000F827F001BA0E7D90E.png" manifest:media-type="image/png"/>
  <manifest:file-entry manifest:full-path="Pictures/10001B950000046B00000198D23ABBB5C4481D62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85cm"/>
      <style:paragraph-properties style:writing-mode="lr-tb"/>
    </style:style>
    <style:style style:name="gr4" style:family="graphic" style:parent-style-name="standard">
      <style:graphic-properties draw:stroke="none" draw:fill="none" fo:min-height="2.134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draw:fill="none" fo:min-height="1.424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/>
      <style:text-properties fo:font-size="18pt"/>
    </style:style>
    <style:style style:name="P6" style:family="paragraph">
      <style:text-properties style:text-position="0% 100%" style:font-name="Liberation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none"/>
      <style:text-properties style:text-position="0% 100%" style:font-name="Liberation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42pt" style:font-size-asian="42pt" style:font-size-complex="42pt"/>
    </style:style>
    <style:style style:name="P10" style:family="paragraph">
      <loext:graphic-properties draw:fill="none"/>
    </style:style>
    <style:style style:name="P11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18pt"/>
    </style:style>
    <style:style style:name="T3" style:family="text">
      <style:text-properties style:text-position="0% 100%" style:font-name="Liberation Sans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text-position="0% 100%" style:font-name="Liberation Sans2" fo:font-size="18pt" fo:font-style="normal" style:text-underline-style="none" fo:font-weight="normal" style:font-name-asian="Liberation Sans2" style:font-size-asian="18pt" style:font-style-asian="normal" style:font-weight-asian="normal" style:font-name-complex="Liberation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Hydrogen problem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Jerry Chen(Qiancan Chen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1D hydrogen problem</text:p>
          </draw:text-box>
        </draw:frame>
        <draw:frame presentation:style-name="pr4" draw:text-style-name="P1" draw:layer="layout" svg:width="15.039cm" svg:height="2.024cm" svg:x="0.201cm" svg:y="3.81cm" presentation:class="outline" presentation:user-transformed="true">
          <draw:text-box>
            <text:list text:style-name="L2">
              <text:list-header>
                <text:p>1D hydrogen atom TISE.</text:p>
              </text:list-header>
            </text:list>
          </draw:text-box>
        </draw:frame>
        <draw:frame draw:style-name="gr2" draw:text-style-name="P3" draw:layer="layout" svg:width="15.28cm" svg:height="1.686cm" svg:x="1.27cm" svg:y="5.715cm">
          <draw:image xlink:href="Pictures/100099C1000015520000025BA34A70799A55A79B.svg" xlink:type="simple" xlink:show="embed" xlink:actuate="onLoad" draw:mime-type="image/svg+xml">
            <text:p/>
          </draw:image>
          <draw:image xlink:href="Pictures/10000001000000CE00000017E074B479AB68F10C.png" xlink:type="simple" xlink:show="embed" xlink:actuate="onLoad" draw:mime-type="image/png"/>
          <svg:title>TexMaths</svg:title>
          <svg:desc>28§display§
$$
- \, {\frac{h^{2}} {2 m}} {\frac{\mathrm{d}^{2} \psi(x)} {\mathrm{d} x^{2}}}-{\frac{e^{2}} {4 \pi\varepsilon_{0} | x |}} \psi(x)=E \psi(x), 
$$
§svg§600§TRUE§</svg:desc>
        </draw:frame>
        <draw:frame draw:style-name="gr3" draw:text-style-name="P5" draw:layer="layout" svg:width="13.97cm" svg:height="0.962cm" svg:x="1.27cm" svg:y="8.563cm">
          <draw:text-box>
            <text:p text:style-name="P4"><text:s/>With the normalization condition:</text:p>
          </draw:text-box>
        </draw:frame>
        <draw:frame draw:style-name="gr2" draw:text-style-name="P3" draw:layer="layout" svg:width="8.03cm" svg:height="1.305cm" svg:x="11.43cm" svg:y="8.255cm">
          <draw:image xlink:href="Pictures/10003A1E00000B35000001D33161F58D0A34F446.svg" xlink:type="simple" xlink:show="embed" xlink:actuate="onLoad" draw:mime-type="image/svg+xml">
            <text:p/>
          </draw:image>
          <draw:image xlink:href="Pictures/100000010000006C00000012321C562A7F39B1BD.png" xlink:type="simple" xlink:show="embed" xlink:actuate="onLoad" draw:mime-type="image/png"/>
          <svg:title>TexMaths</svg:title>
          <svg:desc>28§display§
$$
\int_{-\infty}^{\infty} \left| \psi( x) \right|^{2} d x=1 
$$
§svg§600§TRUE§</svg:desc>
        </draw:frame>
        <draw:frame draw:style-name="gr4" draw:text-style-name="P7" draw:layer="layout" svg:width="21.902cm" svg:height="2.384cm" svg:x="1.27cm" svg:y="10.595cm">
          <draw:text-box>
            <text:p text:style-name="P6">To avoid the singularity of 1/|x|. the way is that move a short distance of Bohr radius: <text:s text:c="5"/>which is a common character length in atom physics. </text:p>
          </draw:text-box>
        </draw:frame>
        <draw:frame draw:style-name="gr2" draw:text-style-name="P3" draw:layer="layout" svg:width="0.918cm" svg:height="0.675cm" svg:x="5.215cm" svg:y="11.693cm">
          <draw:image xlink:href="Pictures/1000099500000149000000F2E7989F7E06267F61.svg" xlink:type="simple" xlink:show="embed" xlink:actuate="onLoad" draw:mime-type="image/svg+xml">
            <text:p/>
          </draw:image>
          <draw:image xlink:href="Pictures/100000010000000C00000009C92537EE0FB28B7E.png" xlink:type="simple" xlink:show="embed" xlink:actuate="onLoad" draw:mime-type="image/png"/>
          <svg:title>TexMaths</svg:title>
          <svg:desc>28§display§$a_{0}$§svg§600§TRUE§</svg:desc>
        </draw:frame>
        <draw:frame draw:style-name="gr2" draw:text-style-name="P3" draw:layer="layout" svg:width="8.047cm" svg:height="1.52cm" svg:x="19.685cm" svg:y="12.45cm">
          <draw:image xlink:href="Pictures/1000455B00000B3B00000220E2EFEE1745AEF170.svg" xlink:type="simple" xlink:show="embed" xlink:actuate="onLoad" draw:mime-type="image/svg+xml">
            <text:p/>
          </draw:image>
          <draw:image xlink:href="Pictures/100000010000006D00000015CA96237F6484431D.png" xlink:type="simple" xlink:show="embed" xlink:actuate="onLoad" draw:mime-type="image/png"/>
          <svg:title>TexMaths</svg:title>
          <svg:desc>28§display§
$$
V ( x )=\frac{-e^{2}} {4 \pi\varepsilon_{0} ( a+| x | )}. 
$$
§svg§600§TRUE§</svg:desc>
        </draw:frame>
        <draw:frame draw:style-name="gr2" draw:text-style-name="P3" draw:layer="layout" svg:width="12.317cm" svg:height="1.372cm" svg:x="1.905cm" svg:y="12.7cm">
          <draw:image xlink:href="Pictures/10005EBA00001130000001EBE9A7B923191F26E3.svg" xlink:type="simple" xlink:show="embed" xlink:actuate="onLoad" draw:mime-type="image/svg+xml">
            <text:p/>
          </draw:image>
          <draw:image xlink:href="Pictures/10000001000000A6000000138E084E1AC123FAAE.png" xlink:type="simple" xlink:show="embed" xlink:actuate="onLoad" draw:mime-type="image/png"/>
          <svg:title>TexMaths</svg:title>
          <svg:desc>28§display§
$$
a_{0}={\frac{4 \pi\varepsilon_{0} h^{2}} {m e^{2}}}=5. 3 \times1 0^{-1 1} \ \mathrm{m} 
$$
§svg§600§TRUE§</svg:desc>
        </draw:frame>
        <draw:frame draw:style-name="gr2" draw:text-style-name="P3" draw:layer="layout" svg:width="3.164cm" svg:height="1.14cm" svg:x="15.251cm" svg:y="12.83cm">
          <draw:image xlink:href="Pictures/10001B950000046B00000198D23ABBB5C4481D62.svg" xlink:type="simple" xlink:show="embed" xlink:actuate="onLoad" draw:mime-type="image/svg+xml">
            <text:p/>
          </draw:image>
          <draw:image xlink:href="Pictures/100000010000002B0000000F827F001BA0E7D90E.png" xlink:type="simple" xlink:show="embed" xlink:actuate="onLoad" draw:mime-type="image/png"/>
          <svg:title>TexMaths</svg:title>
          <svg:desc>28§display§
$$
\beta=\frac{a} {a_{0}}, 
$$
§svg§600§TRUE§</svg:desc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1">The parity symmetry broken problem</text:span></text:p>
          </draw:text-box>
        </draw:frame>
        <draw:frame draw:style-name="gr5" draw:text-style-name="P10" draw:layer="layout" svg:width="15.552cm" svg:height="1.673cm" svg:x="2.228cm" svg:y="4.117cm">
          <draw:text-box>
            <text:p><text:span text:style-name="T2">The original Hamiltonian satisfy the parity symmerty:</text:span></text:p>
          </draw:text-box>
        </draw:frame>
        <draw:frame draw:style-name="gr2" draw:text-style-name="P3" draw:layer="layout" svg:width="4.486cm" svg:height="1.249cm" svg:x="2.54cm" svg:y="6.371cm">
          <draw:image xlink:href="Pictures/10001BD000000643000001BFD99D21B54D408087.svg" xlink:type="simple" xlink:show="embed" xlink:actuate="onLoad" draw:mime-type="image/svg+xml">
            <text:p/>
          </draw:image>
          <draw:image xlink:href="Pictures/100000010000003D00000011AA1A57F26270ADEB.png" xlink:type="simple" xlink:show="embed" xlink:actuate="onLoad" draw:mime-type="image/png"/>
          <svg:title>TexMaths</svg:title>
          <svg:desc>28§display§[\hat{H}, \hat{P}] = 0§svg§600§TRUE§</svg:desc>
        </draw:frame>
        <draw:frame draw:style-name="gr2" draw:text-style-name="P3" draw:layer="layout" svg:width="10.587cm" svg:height="1.176cm" svg:x="9.525cm" svg:y="5.79cm">
          <draw:image xlink:href="Pictures/1000498E00000EC6000001A51973709F1CD5550B.svg" xlink:type="simple" xlink:show="embed" xlink:actuate="onLoad" draw:mime-type="image/svg+xml">
            <text:p/>
          </draw:image>
          <draw:image xlink:href="Pictures/100000010000008F000000100823B2E935B4D004.png" xlink:type="simple" xlink:show="embed" xlink:actuate="onLoad" draw:mime-type="image/png"/>
          <svg:title>TexMaths</svg:title>
          <svg:desc>28§display§\hat{P}_{+} \psi(x) = \psi(-x) = \psi(x)§svg§600§TRUE§</svg:desc>
        </draw:frame>
        <draw:frame draw:style-name="gr2" draw:text-style-name="P3" draw:layer="layout" svg:width="11.362cm" svg:height="1.176cm" svg:x="9.593cm" svg:y="7.714cm">
          <draw:image xlink:href="Pictures/1000498D00000FDB000001A59778CA4C4E056817.svg" xlink:type="simple" xlink:show="embed" xlink:actuate="onLoad" draw:mime-type="image/svg+xml">
            <text:p/>
          </draw:image>
          <draw:image xlink:href="Pictures/1000000100000099000000106BF0562DEE36C396.png" xlink:type="simple" xlink:show="embed" xlink:actuate="onLoad" draw:mime-type="image/png"/>
          <svg:title>TexMaths</svg:title>
          <svg:desc>28§display§\hat{P}_{-} \psi(x) = \psi(-x) = -\psi(x)§svg§600§TRUE§</svg:desc>
        </draw:frame>
        <draw:frame draw:style-name="gr6" draw:text-style-name="P10" draw:layer="layout" svg:width="6.265cm" svg:height="0.963cm" svg:x="20.955cm" svg:y="5.715cm">
          <draw:text-box>
            <text:p><text:span text:style-name="T2">Even-parity solution</text:span></text:p>
          </draw:text-box>
        </draw:frame>
        <draw:frame draw:style-name="gr6" draw:text-style-name="P10" draw:layer="layout" svg:width="6.065cm" svg:height="0.963cm" svg:x="21.24cm" svg:y="7.927cm">
          <draw:text-box>
            <text:p><text:span text:style-name="T2">odd-parity solution</text:span></text:p>
          </draw:text-box>
        </draw:frame>
        <draw:frame draw:style-name="gr4" draw:text-style-name="P10" draw:layer="layout" svg:width="22.181cm" svg:height="2.384cm" svg:x="1.949cm" svg:y="9.681cm">
          <draw:text-box>
            <text:p><text:span text:style-name="T2">After move the slight distance from x, the parity symmetry is broken in Hamiltonian which means the physics is changed in the wave function.</text:span></text:p>
          </draw:text-box>
        </draw:frame>
        <draw:frame draw:style-name="gr2" draw:text-style-name="P3" draw:layer="layout" svg:width="10.629cm" svg:height="1.249cm" svg:x="5.881cm" svg:y="12.065cm">
          <draw:image xlink:href="Pictures/10005B1300000ED5000001BF0B5C3AE968DFA784.svg" xlink:type="simple" xlink:show="embed" xlink:actuate="onLoad" draw:mime-type="image/svg+xml">
            <text:p/>
          </draw:image>
          <draw:image xlink:href="Pictures/100000010000009000000011B1E965273A40A204.png" xlink:type="simple" xlink:show="embed" xlink:actuate="onLoad" draw:mime-type="image/png"/>
          <svg:title>TexMaths</svg:title>
          <svg:desc>28§display§lim_{a\rightarrow0}\hat{H}(x+a) \neq \hat{H}(x)§svg§600§TRUE§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Dimensionless process</text:p>
          </draw:text-box>
        </draw:frame>
        <draw:frame draw:style-name="gr7" draw:text-style-name="P10" draw:layer="layout" svg:width="27.875cm" svg:height="1.674cm" svg:x="0cm" svg:y="4.445cm">
          <draw:text-box>
            <text:p><text:span text:style-name="T3">There are another character energy call the Rydberg energy of the 3D H atom we label by </text:span><text:span text:style-name="T4"><text:s/></text:span></text:p>
          </draw:text-box>
        </draw:frame>
        <draw:frame draw:style-name="gr2" draw:text-style-name="P3" draw:layer="layout" svg:width="18.242cm" svg:height="2.055cm" svg:x="1.443cm" svg:y="5.715cm">
          <draw:image xlink:href="Pictures/100095DA00001974000002DFEE4E96579F97ED65.svg" xlink:type="simple" xlink:show="embed" xlink:actuate="onLoad" draw:mime-type="image/svg+xml">
            <text:p/>
          </draw:image>
          <draw:image xlink:href="Pictures/10000001000000F60000001C53C9D56F54744F34.png" xlink:type="simple" xlink:show="embed" xlink:actuate="onLoad" draw:mime-type="image/png"/>
          <svg:title>TexMaths</svg:title>
          <svg:desc>28§display§
$$
R=\frac{\hbar^{2}} {2 m a_{0}^{2}}=\frac{m} {2 \hbar^{2}} \left( \frac{e^{2}} {4 \pi\varepsilon_{0}} \right)^{2}=2. 1 8 \times1 0^{-1 8} \, \mathrm{J}. 
$$
§svg§600§TRUE§</svg:desc>
        </draw:frame>
        <draw:frame draw:style-name="gr2" draw:text-style-name="P3" draw:layer="layout" svg:width="0.739cm" svg:height="0.692cm" svg:x="25.5cm" svg:y="4.623cm">
          <draw:image xlink:href="Pictures/100009CA00000109000000F874E944167E445042.svg" xlink:type="simple" xlink:show="embed" xlink:actuate="onLoad" draw:mime-type="image/svg+xml">
            <text:p/>
          </draw:image>
          <draw:image xlink:href="Pictures/100000010000000A00000009861C0A285E410B98.png" xlink:type="simple" xlink:show="embed" xlink:actuate="onLoad" draw:mime-type="image/png"/>
          <svg:title>TexMaths</svg:title>
          <svg:desc>28§display§R§svg§600§TRUE§</svg:desc>
        </draw:frame>
        <draw:frame draw:style-name="gr8" draw:text-style-name="P3" draw:layer="layout" svg:width="16.999cm" svg:height="2.999cm" svg:x="5.533cm" svg:y="6.3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2T20:53:11.525397350</meta:creation-date>
    <dc:date>2024-12-22T21:44:19.904996833</dc:date>
    <meta:editing-duration>PT2M28S</meta:editing-duration>
    <meta:editing-cycles>2</meta:editing-cycles>
    <meta:generator>LibreOffice/7.3.7.2$Linux_X86_64 LibreOffice_project/30$Build-2</meta:generator>
    <meta:document-statistic meta:object-count="59"/>
  </office:meta>
</office:document-meta>
</file>

<file path=Object 1/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a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$$</text:p>
      <text:p text:style-name="P1">R=\frac{\hbar^{2}} {2 m a_{0}^{2}}=\frac{m} {2 \hbar^{2}} \left( \frac{e^{2}} {4 \pi\varepsilon_{0}} \right)^{2}=2. 1 8 \times1 0^{-1 8} \, \mathrm{J}. </text:p>
      <text:p text:style-name="P1">$$</text:p>
    </office:text>
  </office:body>
</office:document-content>
</file>

<file path=Object 1/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